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app.creately.com/diagram/ekKihg11MZs/view</text:p>
      <text:p text:style-name="Standard"/>
      <text:p text:style-name="Standard">A user should be able to:</text:p>
      <text:list xml:id="list2904292142146255233" text:style-name="L1">
        <text:list-item>
          <text:list>
            <text:list-item>
              <text:p text:style-name="P1">Login</text:p>
            </text:list-item>
            <text:list-item>
              <text:p text:style-name="P1">Logout</text:p>
            </text:list-item>
            <text:list-item>
              <text:p text:style-name="P1">Register</text:p>
            </text:list-item>
            <text:list-item>
              <text:p text:style-name="P1">View Profile</text:p>
            </text:list-item>
            <text:list-item>
              <text:p text:style-name="P1">Edit Profile</text:p>
            </text:list-item>
          </text:list>
        </text:list-item>
      </text:list>
      <text:p text:style-name="Standard"/>
      <text:p text:style-name="Standard">Extra goals:</text:p>
      <text:list xml:id="list7360934281142518826" text:style-name="L2">
        <text:list-item>
          <text:list>
            <text:list-item>
              <text:p text:style-name="P2">Best possible security</text:p>
            </text:list-item>
            <text:list-item>
              <text:p text:style-name="P2">Back button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M21S</meta:editing-duration>
    <meta:editing-cycles>5</meta:editing-cycles>
    <meta:generator>OpenOffice/4.1.7$Win32 OpenOffice.org_project/417m1$Build-9800</meta:generator>
    <dc:date>2021-02-19T01:43:38.89</dc:date>
    <meta:document-statistic meta:table-count="0" meta:image-count="0" meta:object-count="0" meta:page-count="1" meta:paragraph-count="10" meta:word-count="28" meta:character-count="170"/>
    <meta:user-defined meta:name="Info 1"/>
    <meta:user-defined meta:name="Info 2"/>
    <meta:user-defined meta:name="Info 3"/>
    <meta:user-defined meta:name="Info 4"/>
  </office:meta>
</office:document-meta>
</file>